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4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table:style-name="ce32"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32"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1" calcext:value-type="date">
            <text:p>1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5" calcext:value-type="date">
            <text:p>15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32"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table:style-name="ce32" office:value-type="date" office:date-value="2019-09-22" calcext:value-type="date">
            <text:p>22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4" calcext:value-type="date">
            <text:p>2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table:style-name="ce32" office:value-type="date" office:date-value="2019-09-28" calcext:value-type="date">
            <text:p>28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54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39"/>
        <table:table-column table:style-name="co7" table:default-cell-style-name="ce39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table:number-columns-repeated="3"/>
          <table:table-cell table:style-name="ce41" office:value-type="float" office:value="4" calcext:value-type="float">
            <text:p>4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6" calcext:value-type="float">
            <text:p>6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11" calcext:value-type="float">
            <text:p>11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9" calcext:value-type="float">
            <text:p>9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/>
          <table:table-cell table:style-name="ce42"/>
          <table:table-cell/>
          <table:table-cell table:style-name="ce42"/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7"/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1" office:value-type="string" calcext:value-type="string">
            <text:p>Список дел</text:p>
          </table:table-cell>
          <table:table-cell table:number-columns-repeated="2"/>
          <table:table-cell table:style-name="ce52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9">00.00.0000</text:date>, <text:time style:data-style-name="N2" text:time-value="19:48:23.02463919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09-29T21:31:27.137056087</dc:date>
    <meta:editing-duration>P69DT8H4M56S</meta:editing-duration>
    <meta:editing-cycles>355</meta:editing-cycles>
    <meta:document-statistic meta:table-count="4" meta:cell-count="411" meta:object-count="0"/>
  </office:meta>
</office:document-meta>
</file>